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1909000048C8EF31B28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138cm" svg:height="58.549cm" svg:x="0.112cm" svg:y="-14cm">
          <draw:image xlink:href="Pictures/1000000100001909000048C8EF31B28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2-11T15:21:35.434245700</dc:date>
    <meta:editing-duration>PT2H47M23S</meta:editing-duration>
    <meta:editing-cycles>2</meta:editing-cycles>
    <meta:generator>LibreOffice/25.8.3.2$Windows_X86_64 LibreOffice_project/8ca8d55c161d602844f5428fa4b58097424e324e</meta:generator>
    <meta:document-statistic meta:object-count="1"/>
  </office:meta>
</office:document-meta>
</file>